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7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Lab 1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table:style-name="ce2" office:value-type="string">
            <text:p>Blur</text:p>
          </table:table-cell>
          <table:table-cell table:number-columns-repeated="10"/>
        </table:table-row>
        <table:table-row table:style-name="ro2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office:value-type="string">
            <text:p>Image</text:p>
          </table:table-cell>
          <table:table-cell office:value-type="string">
            <text:p>Time</text:p>
          </table:table-cell>
          <table:table-cell/>
          <table:table-cell office:value-type="string">
            <text:p>Radius</text:p>
          </table:table-cell>
          <table:table-cell office:value-type="string">
            <text:p>Time</text:p>
          </table:table-cell>
          <table:table-cell/>
          <table:table-cell office:value-type="string">
            <text:p>All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398">
            <text:p>1.398</text:p>
          </table:table-cell>
          <table:table-cell/>
          <table:table-cell office:value-type="float" office:value="515788">
            <text:p>515788</text:p>
          </table:table-cell>
          <table:table-cell office:value-type="float" office:value="0.151">
            <text:p>0.151</text:p>
          </table:table-cell>
          <table:table-cell/>
          <table:table-cell office:value-type="float" office:value="12">
            <text:p>12</text:p>
          </table:table-cell>
          <table:table-cell office:value-type="float" office:value="0.066">
            <text:p>0.066</text:p>
          </table:table-cell>
          <table:table-cell/>
          <table:table-cell office:value-type="string">
            <text:p>T=2 I=1 B=50</text:p>
          </table:table-cell>
          <table:table-cell office:value-type="float" office:value="0.193">
            <text:p>0.19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743">
            <text:p>0.743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0.252">
            <text:p>0.252</text:p>
          </table:table-cell>
          <table:table-cell/>
          <table:table-cell office:value-type="float" office:value="25">
            <text:p>25</text:p>
          </table:table-cell>
          <table:table-cell office:value-type="float" office:value="0.115">
            <text:p>0.115</text:p>
          </table:table-cell>
          <table:table-cell/>
          <table:table-cell office:value-type="string">
            <text:p>T=4 I=2 B=50</text:p>
          </table:table-cell>
          <table:table-cell office:value-type="float" office:value="0.254">
            <text:p>0.25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425">
            <text:p>0.425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0.614">
            <text:p>0.614</text:p>
          </table:table-cell>
          <table:table-cell/>
          <table:table-cell office:value-type="float" office:value="50">
            <text:p>50</text:p>
          </table:table-cell>
          <table:table-cell office:value-type="float" office:value="0.248">
            <text:p>0.248</text:p>
          </table:table-cell>
          <table:table-cell/>
          <table:table-cell office:value-type="string">
            <text:p>T=8 I=3 B=50</text:p>
          </table:table-cell>
          <table:table-cell office:value-type="float" office:value="0.282">
            <text:p>0.28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241">
            <text:p>0.241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1.86">
            <text:p>1.86</text:p>
          </table:table-cell>
          <table:table-cell/>
          <table:table-cell office:value-type="float" office:value="100">
            <text:p>100</text:p>
          </table:table-cell>
          <table:table-cell office:value-type="float" office:value="2.298">
            <text:p>2.298</text:p>
          </table:table-cell>
          <table:table-cell/>
          <table:table-cell office:value-type="string">
            <text:p>T=16 I=4 B=50</text:p>
          </table:table-cell>
          <table:table-cell office:value-type="float" office:value="0.607">
            <text:p>0.60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159">
            <text:p>0.159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13">
            <text:p>0.13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>
            <text:p>Thres</text:p>
          </table:table-cell>
          <table:table-cell table:number-columns-repeated="10"/>
        </table:table-row>
        <table:table-row table:style-name="ro2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office:value-type="string">
            <text:p>Image</text:p>
          </table:table-cell>
          <table:table-cell office:value-type="string">
            <text:p>Time</text:p>
          </table:table-cell>
          <table:table-cell/>
          <table:table-cell office:value-type="string">
            <text:p>All</text:p>
          </table:table-cell>
          <table:table-cell office:value-type="string">
            <text:p>Tim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93206">
            <text:p>0.0193206</text:p>
          </table:table-cell>
          <table:table-cell/>
          <table:table-cell office:value-type="float" office:value="515788">
            <text:p>515788</text:p>
          </table:table-cell>
          <table:table-cell office:value-type="float" office:value="0.0023445">
            <text:p>0.0023445</text:p>
          </table:table-cell>
          <table:table-cell/>
          <table:table-cell office:value-type="string">
            <text:p>T=2 I=1</text:p>
          </table:table-cell>
          <table:table-cell office:value-type="float" office:value="0.00385612">
            <text:p>0.00385612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107289">
            <text:p>0.0107289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0.00389667">
            <text:p>0.00389667</text:p>
          </table:table-cell>
          <table:table-cell/>
          <table:table-cell office:value-type="string">
            <text:p>T=4 I=2</text:p>
          </table:table-cell>
          <table:table-cell office:value-type="float" office:value="0.0040474">
            <text:p>0.0040474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06587">
            <text:p>0.006587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0.0068395">
            <text:p>0.0068395</text:p>
          </table:table-cell>
          <table:table-cell/>
          <table:table-cell office:value-type="string">
            <text:p>T=8 I=3</text:p>
          </table:table-cell>
          <table:table-cell office:value-type="float" office:value="0.005692">
            <text:p>0.005692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06325">
            <text:p>0.006325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0.0375821">
            <text:p>0.0375821</text:p>
          </table:table-cell>
          <table:table-cell/>
          <table:table-cell office:value-type="string">
            <text:p>T=16 I=4</text:p>
          </table:table-cell>
          <table:table-cell office:value-type="float" office:value="0.0331243">
            <text:p>0.0331243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033007">
            <text:p>0.033007</text:p>
          </table:table-cell>
          <table:table-cell table:number-columns-repeated="9"/>
        </table:table-row>
        <table:table-row table:style-name="ro2" table:number-rows-repeated="5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Lab 2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table:style-name="ce2" office:value-type="string">
            <text:p>Blur</text:p>
          </table:table-cell>
          <table:table-cell table:number-columns-repeated="10"/>
        </table:table-row>
        <table:table-row table:style-name="ro2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office:value-type="string">
            <text:p>Image</text:p>
          </table:table-cell>
          <table:table-cell office:value-type="string">
            <text:p>Time</text:p>
          </table:table-cell>
          <table:table-cell/>
          <table:table-cell office:value-type="string">
            <text:p>Radius</text:p>
          </table:table-cell>
          <table:table-cell office:value-type="string">
            <text:p>Time</text:p>
          </table:table-cell>
          <table:table-cell/>
          <table:table-cell office:value-type="string">
            <text:p>All</text:p>
          </table:table-cell>
          <table:table-cell office:value-type="string">
            <text:p>Time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8.296">
            <text:p>8.296</text:p>
          </table:table-cell>
          <table:table-cell/>
          <table:table-cell office:value-type="float" office:value="515788">
            <text:p>515788</text:p>
          </table:table-cell>
          <table:table-cell office:value-type="float" office:value="0.421">
            <text:p>0.421</text:p>
          </table:table-cell>
          <table:table-cell/>
          <table:table-cell office:value-type="float" office:value="12">
            <text:p>12</text:p>
          </table:table-cell>
          <table:table-cell office:value-type="float" office:value="0.292">
            <text:p>0.292</text:p>
          </table:table-cell>
          <table:table-cell/>
          <table:table-cell office:value-type="string">
            <text:p>T=2 I=1 B=50</text:p>
          </table:table-cell>
          <table:table-cell office:value-type="float" office:value="1.129">
            <text:p>1.129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4.03">
            <text:p>4.03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0.794">
            <text:p>0.794</text:p>
          </table:table-cell>
          <table:table-cell/>
          <table:table-cell office:value-type="float" office:value="25">
            <text:p>25</text:p>
          </table:table-cell>
          <table:table-cell office:value-type="float" office:value="0.627">
            <text:p>0.627</text:p>
          </table:table-cell>
          <table:table-cell/>
          <table:table-cell office:value-type="string">
            <text:p>T=4 I=2 B=50</text:p>
          </table:table-cell>
          <table:table-cell office:value-type="float" office:value="1.32">
            <text:p>1.32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float" office:value="2.464">
            <text:p>2.464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1.392">
            <text:p>1.392</text:p>
          </table:table-cell>
          <table:table-cell/>
          <table:table-cell office:value-type="float" office:value="50">
            <text:p>50</text:p>
          </table:table-cell>
          <table:table-cell office:value-type="float" office:value="1.421">
            <text:p>1.421</text:p>
          </table:table-cell>
          <table:table-cell/>
          <table:table-cell office:value-type="string">
            <text:p>T=8 I=3 B=50</text:p>
          </table:table-cell>
          <table:table-cell office:value-type="float" office:value="1.629">
            <text:p>1.629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float" office:value="1.864">
            <text:p>1.864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5.714">
            <text:p>5.714</text:p>
          </table:table-cell>
          <table:table-cell/>
          <table:table-cell office:value-type="float" office:value="100">
            <text:p>100</text:p>
          </table:table-cell>
          <table:table-cell office:value-type="float" office:value="3.393">
            <text:p>3.393</text:p>
          </table:table-cell>
          <table:table-cell/>
          <table:table-cell office:value-type="string">
            <text:p>T=16 I=4 B=50</text:p>
          </table:table-cell>
          <table:table-cell office:value-type="float" office:value="3.14">
            <text:p>3.14</text:p>
          </table:table-cell>
        </table:table-row>
        <table:table-row table:style-name="ro4">
          <table:table-cell office:value-type="float" office:value="32">
            <text:p>32</text:p>
          </table:table-cell>
          <table:table-cell office:value-type="float" office:value="1.246">
            <text:p>1.246</text:p>
          </table:table-cell>
          <table:table-cell table:number-columns-repeated="9"/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>
            <text:p>Thres</text:p>
          </table:table-cell>
          <table:table-cell table:number-columns-repeated="10"/>
        </table:table-row>
        <table:table-row table:style-name="ro2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office:value-type="string">
            <text:p>Image</text:p>
          </table:table-cell>
          <table:table-cell office:value-type="string">
            <text:p>Time</text:p>
          </table:table-cell>
          <table:table-cell/>
          <table:table-cell office:value-type="string">
            <text:p>All</text:p>
          </table:table-cell>
          <table:table-cell office:value-type="string">
            <text:p>Tim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258119">
            <text:p>0.0258119</text:p>
          </table:table-cell>
          <table:table-cell/>
          <table:table-cell office:value-type="float" office:value="515788">
            <text:p>515788</text:p>
          </table:table-cell>
          <table:table-cell office:value-type="float" office:value="0.00134643">
            <text:p>0.00134643</text:p>
          </table:table-cell>
          <table:table-cell/>
          <table:table-cell office:value-type="string">
            <text:p>T=2 I=1</text:p>
          </table:table-cell>
          <table:table-cell office:value-type="float" office:value="0.00348221">
            <text:p>0.00348221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130509">
            <text:p>0.0130509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0.00277339">
            <text:p>0.00277339</text:p>
          </table:table-cell>
          <table:table-cell/>
          <table:table-cell office:value-type="string">
            <text:p>T=4 I=2</text:p>
          </table:table-cell>
          <table:table-cell office:value-type="float" office:value="0.00362514">
            <text:p>0.00362514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0793929">
            <text:p>0.00793929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0.0049191">
            <text:p>0.0049191</text:p>
          </table:table-cell>
          <table:table-cell/>
          <table:table-cell office:value-type="string">
            <text:p>T=8 I=3</text:p>
          </table:table-cell>
          <table:table-cell office:value-type="float" office:value="0.00436875">
            <text:p>0.00436875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0436211">
            <text:p>0.00436211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0.0204225">
            <text:p>0.0204225</text:p>
          </table:table-cell>
          <table:table-cell/>
          <table:table-cell office:value-type="string">
            <text:p>T=16 I=4</text:p>
          </table:table-cell>
          <table:table-cell office:value-type="float" office:value="0.00862182">
            <text:p>0.00862182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00240389">
            <text:p>0.00240389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4">
          <table:table-cell table:number-columns-repeated="11"/>
        </table:table-row>
        <table:table-row table:style-name="ro2" table:number-rows-repeated="5">
          <table:table-cell table:number-columns-repeated="11"/>
        </table:table-row>
        <table:table-row table:style-name="ro5">
          <table:table-cell table:number-columns-repeated="11"/>
        </table:table-row>
        <table:table-row table:style-name="ro3">
          <table:table-cell table:style-name="ce2" office:value-type="string">
            <text:p>Thres</text:p>
          </table:table-cell>
          <table:table-cell table:number-columns-repeated="10"/>
        </table:table-row>
        <table:table-row table:style-name="ro2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office:value-type="string">
            <text:p>Image</text:p>
          </table:table-cell>
          <table:table-cell office:value-type="string">
            <text:p>Time</text:p>
          </table:table-cell>
          <table:table-cell/>
          <table:table-cell office:value-type="string">
            <text:p>All</text:p>
          </table:table-cell>
          <table:table-cell office:value-type="string">
            <text:p>Tim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94">
            <text:p>0.0194</text:p>
          </table:table-cell>
          <table:table-cell office:value-type="float" office:value="0.0193206">
            <text:p>0.0193206</text:p>
          </table:table-cell>
          <table:table-cell office:value-type="float" office:value="515788">
            <text:p>515788</text:p>
          </table:table-cell>
          <table:table-cell office:value-type="float" office:value="0.0403">
            <text:p>0.0403</text:p>
          </table:table-cell>
          <table:table-cell office:value-type="float" office:value="0.0023445">
            <text:p>0.0023445</text:p>
          </table:table-cell>
          <table:table-cell office:value-type="string">
            <text:p>T=2 I=1</text:p>
          </table:table-cell>
          <table:table-cell office:value-type="float" office:value="0.00299">
            <text:p>0.00299</text:p>
          </table:table-cell>
          <table:table-cell office:value-type="float" office:value="0.0234708">
            <text:p>0.0234708</text:p>
          </table:table-cell>
          <table:table-cell office:value-type="float" office:value="0.00385612">
            <text:p>0.0038561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102">
            <text:p>0.0102</text:p>
          </table:table-cell>
          <table:table-cell office:value-type="float" office:value="0.0107289">
            <text:p>0.0107289</text:p>
          </table:table-cell>
          <table:table-cell office:value-type="float" office:value="1048576">
            <text:p>1048576</text:p>
          </table:table-cell>
          <table:table-cell office:value-type="float" office:value="0.0221">
            <text:p>0.0221</text:p>
          </table:table-cell>
          <table:table-cell office:value-type="float" office:value="0.00389667">
            <text:p>0.00389667</text:p>
          </table:table-cell>
          <table:table-cell office:value-type="string">
            <text:p>T=4 I=2</text:p>
          </table:table-cell>
          <table:table-cell office:value-type="float" office:value="0.0037">
            <text:p>0.0037</text:p>
          </table:table-cell>
          <table:table-cell office:value-type="float" office:value="0.0185886">
            <text:p>0.0185886</text:p>
          </table:table-cell>
          <table:table-cell office:value-type="float" office:value="0.0040474">
            <text:p>0.0040474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0658">
            <text:p>0.00658</text:p>
          </table:table-cell>
          <table:table-cell office:value-type="float" office:value="0.006587">
            <text:p>0.006587</text:p>
          </table:table-cell>
          <table:table-cell office:value-type="float" office:value="1920000">
            <text:p>1920000</text:p>
          </table:table-cell>
          <table:table-cell office:value-type="float" office:value="0.00534">
            <text:p>0.00534</text:p>
          </table:table-cell>
          <table:table-cell office:value-type="float" office:value="0.0068395">
            <text:p>0.0068395</text:p>
          </table:table-cell>
          <table:table-cell office:value-type="string">
            <text:p>T=8 I=3</text:p>
          </table:table-cell>
          <table:table-cell office:value-type="float" office:value="0.00769">
            <text:p>0.00769</text:p>
          </table:table-cell>
          <table:table-cell office:value-type="float" office:value="0.0363108">
            <text:p>0.0363108</text:p>
          </table:table-cell>
          <table:table-cell office:value-type="float" office:value="0.005692">
            <text:p>0.005692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268">
            <text:p>0.0268</text:p>
          </table:table-cell>
          <table:table-cell office:value-type="float" office:value="0.006325">
            <text:p>0.006325</text:p>
          </table:table-cell>
          <table:table-cell office:value-type="float" office:value="9000000">
            <text:p>9000000</text:p>
          </table:table-cell>
          <table:table-cell office:value-type="float" office:value="0.059">
            <text:p>0.059</text:p>
          </table:table-cell>
          <table:table-cell office:value-type="float" office:value="0.0375821">
            <text:p>0.0375821</text:p>
          </table:table-cell>
          <table:table-cell office:value-type="string">
            <text:p>T=16 I=4</text:p>
          </table:table-cell>
          <table:table-cell office:value-type="float" office:value="0.035">
            <text:p>0.035</text:p>
          </table:table-cell>
          <table:table-cell office:value-type="float" office:value="0.031086">
            <text:p>0.031086</text:p>
          </table:table-cell>
          <table:table-cell office:value-type="float" office:value="0.0331243">
            <text:p>0.0331243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0205">
            <text:p>0.0205</text:p>
          </table:table-cell>
          <table:table-cell office:value-type="float" office:value="0.033007">
            <text:p>0.033007</text:p>
          </table:table-cell>
          <table:table-cell table:number-columns-repeated="8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0267">
            <text:p>0.0267</text:p>
          </table:table-cell>
          <table:table-cell table:number-columns-repeated="9"/>
        </table:table-row>
        <table:table-row table:style-name="ro5" table:number-rows-repeated="3">
          <table:table-cell table:number-columns-repeated="11"/>
        </table:table-row>
        <table:table-row table:style-name="ro3">
          <table:table-cell table:style-name="ce2" office:value-type="string">
            <text:p>Thres</text:p>
          </table:table-cell>
          <table:table-cell table:number-columns-repeated="10"/>
        </table:table-row>
        <table:table-row table:style-name="ro2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office:value-type="string">
            <text:p>Image</text:p>
          </table:table-cell>
          <table:table-cell office:value-type="string">
            <text:p>Time</text:p>
          </table:table-cell>
          <table:table-cell/>
          <table:table-cell office:value-type="string">
            <text:p>All</text:p>
          </table:table-cell>
          <table:table-cell office:value-type="string">
            <text:p>Tim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273">
            <text:p>0.0273</text:p>
          </table:table-cell>
          <table:table-cell office:value-type="float" office:value="0.0258119">
            <text:p>0.0258119</text:p>
          </table:table-cell>
          <table:table-cell office:value-type="float" office:value="515788">
            <text:p>515788</text:p>
          </table:table-cell>
          <table:table-cell office:value-type="float" office:value="0.00201">
            <text:p>0.00201</text:p>
          </table:table-cell>
          <table:table-cell office:value-type="float" office:value="0.00134643">
            <text:p>0.00134643</text:p>
          </table:table-cell>
          <table:table-cell office:value-type="string">
            <text:p>T=2 I=1</text:p>
          </table:table-cell>
          <table:table-cell office:value-type="float" office:value="0.00338">
            <text:p>0.00338</text:p>
          </table:table-cell>
          <table:table-cell office:value-type="float" office:value="0.00348221">
            <text:p>0.0034822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281">
            <text:p>0.0281</text:p>
          </table:table-cell>
          <table:table-cell office:value-type="float" office:value="0.0130509">
            <text:p>0.0130509</text:p>
          </table:table-cell>
          <table:table-cell office:value-type="float" office:value="1048576">
            <text:p>1048576</text:p>
          </table:table-cell>
          <table:table-cell office:value-type="float" office:value="0.0023">
            <text:p>0.0023</text:p>
          </table:table-cell>
          <table:table-cell office:value-type="float" office:value="0.00277339">
            <text:p>0.00277339</text:p>
          </table:table-cell>
          <table:table-cell office:value-type="string">
            <text:p>T=4 I=2</text:p>
          </table:table-cell>
          <table:table-cell office:value-type="float" office:value="0.00677">
            <text:p>0.00677</text:p>
          </table:table-cell>
          <table:table-cell office:value-type="float" office:value="0.00362514">
            <text:p>0.00362514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067">
            <text:p>0.0067</text:p>
          </table:table-cell>
          <table:table-cell office:value-type="float" office:value="0.00793929">
            <text:p>0.00793929</text:p>
          </table:table-cell>
          <table:table-cell office:value-type="float" office:value="1920000">
            <text:p>1920000</text:p>
          </table:table-cell>
          <table:table-cell office:value-type="float" office:value="0.004">
            <text:p>0.004</text:p>
          </table:table-cell>
          <table:table-cell office:value-type="float" office:value="0.0049191">
            <text:p>0.0049191</text:p>
          </table:table-cell>
          <table:table-cell office:value-type="string">
            <text:p>T=8 I=3</text:p>
          </table:table-cell>
          <table:table-cell office:value-type="float" office:value="0.00652">
            <text:p>0.00652</text:p>
          </table:table-cell>
          <table:table-cell office:value-type="float" office:value="0.00436875">
            <text:p>0.0043687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037">
            <text:p>0.0037</text:p>
          </table:table-cell>
          <table:table-cell office:value-type="float" office:value="0.00436211">
            <text:p>0.00436211</text:p>
          </table:table-cell>
          <table:table-cell office:value-type="float" office:value="9000000">
            <text:p>9000000</text:p>
          </table:table-cell>
          <table:table-cell office:value-type="float" office:value="0.0166">
            <text:p>0.0166</text:p>
          </table:table-cell>
          <table:table-cell office:value-type="float" office:value="0.0204225">
            <text:p>0.0204225</text:p>
          </table:table-cell>
          <table:table-cell office:value-type="string">
            <text:p>T=16 I=4</text:p>
          </table:table-cell>
          <table:table-cell office:value-type="float" office:value="0.00889">
            <text:p>0.00889</text:p>
          </table:table-cell>
          <table:table-cell office:value-type="float" office:value="0.00862182">
            <text:p>0.00862182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00264">
            <text:p>0.00264</text:p>
          </table:table-cell>
          <table:table-cell office:value-type="float" office:value="0.00240389">
            <text:p>0.00240389</text:p>
          </table:table-cell>
          <table:table-cell table:number-columns-repeated="8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0028">
            <text:p>0.0028</text:p>
          </table:table-cell>
          <table:table-cell table:number-columns-repeated="9"/>
        </table:table-row>
      </table:table>
      <table:table table:name="Blad2" table:style-name="ta1">
        <table:shapes>
          <draw:frame draw:z-index="0" draw:style-name="gr1" svg:width="4.115in" svg:height="2.3146in" svg:x="5.2898in" svg:y="0.4209in">
            <draw:object draw:notify-on-update-of-ranges="Sheet1.D4:Sheet1.D7 Sheet1.E3:Sheet1.E3 Sheet1.E4:Sheet1.E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.0122in" svg:height="2.2567in" svg:x="9.8547in" svg:y="0.5154in">
            <draw:object draw:notify-on-update-of-ranges="Sheet1.G4:Sheet1.G7 Sheet1.H3:Sheet1.H3 Sheet1.H4:Sheet1.H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5.0571in" svg:height="2.2362in" svg:x="14.2665in" svg:y="0.5882in">
            <draw:object draw:notify-on-update-of-ranges="Sheet1.J4:Sheet1.J7 Sheet1.K3:Sheet1.K3 Sheet1.K4:Sheet1.K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3.9394in" svg:height="2.2157in" svg:x="0.4724in" svg:y="0.463in">
            <draw:object draw:notify-on-update-of-ranges="Sheet1.A4:Sheet1.A9 Sheet1.B3:Sheet1.B3 Sheet1.B4:Sheet1.B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3.8846in" svg:height="2.0787in" svg:x="0.472in" svg:y="3.3705in">
            <draw:object draw:notify-on-update-of-ranges="Sheet1.A13:Sheet1.A18 Sheet1.B12:Sheet1.B12 Sheet1.B13:Sheet1.B1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svg:width="3.8957in" svg:height="2.0303in" svg:x="5.2783in" svg:y="3.4752in">
            <draw:object draw:notify-on-update-of-ranges="Sheet1.D13:Sheet1.D16 Sheet1.E12:Sheet1.E12 Sheet1.E13:Sheet1.E1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5.2681in" svg:height="1.9736in" svg:x="10.1945in" svg:y="3.528in">
            <draw:object draw:notify-on-update-of-ranges="Sheet1.G13:Sheet1.G16 Sheet1.H12:Sheet1.H12 Sheet1.H13:Sheet1.H1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shapes>
          <draw:frame draw:z-index="0" draw:style-name="gr1" svg:width="6.2988in" svg:height="3.5429in" svg:x="0in" svg:y="0in">
            <draw:object draw:notify-on-update-of-ranges="Sheet1.A25:Sheet1.A25 Sheet1.A26:Sheet1.A30 Sheet1.B25:Sheet1.B25 Sheet1.B26:Sheet1.B3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svg:width="6.2988in" svg:height="3.5429in" svg:x="6.4783in" svg:y="0in">
            <draw:object draw:notify-on-update-of-ranges="Sheet1.D25:Sheet1.D25 Sheet1.D26:Sheet1.D29 Sheet1.E25:Sheet1.E25 Sheet1.E26:Sheet1.E2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svg:width="6.2988in" svg:height="3.5429in" svg:x="13.3488in" svg:y="0in">
            <draw:object draw:notify-on-update-of-ranges="Sheet1.G25:Sheet1.G25 Sheet1.G26:Sheet1.G29 Sheet1.H25:Sheet1.H25 Sheet1.H26:Sheet1.H29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svg:width="6.2988in" svg:height="3.5429in" svg:x="20.3409in" svg:y="0in">
            <draw:object draw:notify-on-update-of-ranges="Sheet1.J25:Sheet1.J25 Sheet1.J26:Sheet1.J29 Sheet1.K25:Sheet1.K25 Sheet1.K26:Sheet1.K2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svg:width="6.2988in" svg:height="3.5429in" svg:x="0.0268in" svg:y="3.7661in">
            <draw:object draw:notify-on-update-of-ranges="Sheet1.A35:Sheet1.A40 Sheet1.B34:Sheet1.B34 Sheet1.B35:Sheet1.B40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5" draw:style-name="gr1" svg:width="6.2988in" svg:height="3.5429in" svg:x="6.5028in" svg:y="3.8394in">
            <draw:object draw:notify-on-update-of-ranges="Sheet1.D35:Sheet1.D38 Sheet1.E34:Sheet1.E34 Sheet1.E35:Sheet1.E38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6" draw:style-name="gr1" svg:width="6.2988in" svg:height="3.5429in" svg:x="13.515in" svg:y="3.85in">
            <draw:object draw:notify-on-update-of-ranges="Sheet1.G35:Sheet1.G38 Sheet1.H34:Sheet1.H34 Sheet1.H35:Sheet1.H38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0T19:57:52</meta:creation-date>
    <dc:date>2013-05-19T21:10:55</dc:date>
    <meta:editing-duration>PT7H41M19S</meta:editing-duration>
    <meta:editing-cycles>13</meta:editing-cycles>
    <meta:generator>LibreOffice/3.5$Linux_X86_64 LibreOffice_project/350m1$Build-2</meta:generator>
    <meta:document-statistic meta:table-count="3" meta:cell-count="256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53cm" svg:height="5.88cm" xlink:href=".." xlink:type="simple" chart:class="chart:bar" chart:style-name="ch1">
        <chart:title svg:x="4.759cm" svg:y="-0.134cm" chart:style-name="ch2">
          <text:p>Blur</text:p>
        </chart:title>
        <chart:plot-area chart:style-name="ch3" table:cell-range-address="Sheet1.D3:Sheet1.E7" chart:data-source-has-labels="both" svg:x="0.524cm" svg:y="0.419cm" svg:width="9.827cm" svg:height="5.14cm">
          <chartooo:coordinate-region svg:x="1.251cm" svg:y="0.631cm" svg:width="9.1cm" svg:height="4.255cm"/>
          <chart:axis chart:dimension="x" chart:name="primary-x" chart:style-name="ch4" chartooo:axis-type="auto">
            <chartooo:date-scale/>
            <chart:title svg:x="5.131cm" svg:y="5.395cm" chart:style-name="ch5">
              <text:p>Pixels</text:p>
            </chart:title>
            <chart:categories table:cell-range-address="Sheet1.D4:Sheet1.D7"/>
          </chart:axis>
          <chart:axis chart:dimension="y" chart:name="primary-y" chart:style-name="ch6">
            <chart:title svg:x="-0.101cm" svg:y="3.533cm" chart:style-name="ch7">
              <text:p>Time (s)</text:p>
            </chart:title>
            <chart:grid chart:style-name="ch8" chart:class="major"/>
          </chart:axis>
          <chart:series chart:style-name="ch9" chart:values-cell-range-address="Sheet1.E4:Sheet1.E7" chart:label-cell-address="Sheet1.E3:Sheet1.E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515788">
                <text:p>515790</text:p>
                <draw:g>
                  <svg:desc>Sheet1.D4:Sheet1.D7</svg:desc>
                </draw:g>
              </table:table-cell>
              <table:table-cell office:value-type="float" office:value="0.151">
                <text:p>0.151</text:p>
                <draw:g>
                  <svg:desc>Sheet1.E4:Sheet1.E7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float" office:value="1920000">
                <text:p>1920000</text:p>
              </table:table-cell>
              <table:table-cell office:value-type="float" office:value="0.614">
                <text:p>0.614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1.86">
                <text:p>1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33cm" svg:y="0.316cm" chart:style-name="ch2">
          <text:p>Blur</text:p>
        </chart:title>
        <chart:legend chart:legend-position="end" svg:x="14.504cm" svg:y="4.188cm" style:legend-expansion="high" chart:style-name="ch3"/>
        <chart:plot-area chart:style-name="ch4" table:cell-range-address="Sheet1.G25:Sheet1.H29" chart:data-source-has-labels="both" svg:x="1.358cm" svg:y="1.635cm" svg:width="12.506cm" svg:height="6.177cm">
          <chartooo:coordinate-region svg:x="2.085cm" svg:y="1.847cm" svg:width="11.779cm" svg:height="5.292cm"/>
          <chart:axis chart:dimension="x" chart:name="primary-x" chart:style-name="ch5" chartooo:axis-type="auto">
            <chartooo:date-scale/>
            <chart:title svg:x="6.456cm" svg:y="7.993cm" chart:style-name="ch6">
              <text:p>Radius (pixels)</text:p>
            </chart:title>
            <chart:categories table:cell-range-address="Sheet1.G26:Sheet1.G29"/>
          </chart:axis>
          <chart:axis chart:dimension="y" chart:name="primary-y" chart:style-name="ch7">
            <chart:title svg:x="0.451cm" svg:y="5.389cm" chart:style-name="ch8">
              <text:p>Time (s)</text:p>
            </chart:title>
            <chart:grid chart:style-name="ch9" chart:class="major"/>
          </chart:axis>
          <chart:series chart:style-name="ch10" chart:values-cell-range-address="Sheet1.H26:Sheet1.H29" chart:label-cell-address="Sheet1.H25:Sheet1.H2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H25:Sheet1.H25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0</text:p>
                <draw:g>
                  <svg:desc>Sheet1.G26:Sheet1.G29</svg:desc>
                </draw:g>
              </table:table-cell>
              <table:table-cell office:value-type="float" office:value="0.292">
                <text:p>0.292</text:p>
                <draw:g>
                  <svg:desc>Sheet1.H26:Sheet1.H29</svg:desc>
                </draw:g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421">
                <text:p>1.42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393">
                <text:p>3.39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33cm" svg:y="0.316cm" chart:style-name="ch2">
          <text:p>Blur</text:p>
        </chart:title>
        <chart:legend chart:legend-position="end" svg:x="14.504cm" svg:y="4.188cm" style:legend-expansion="high" chart:style-name="ch3"/>
        <chart:plot-area chart:style-name="ch4" table:cell-range-address="Sheet1.J25:Sheet1.K29" chart:data-source-has-labels="both" svg:x="1.358cm" svg:y="1.635cm" svg:width="12.506cm" svg:height="6.177cm">
          <chartooo:coordinate-region svg:x="2.085cm" svg:y="1.847cm" svg:width="11.779cm" svg:height="5.292cm"/>
          <chart:axis chart:dimension="x" chart:name="primary-x" chart:style-name="ch5" chartooo:axis-type="auto">
            <chartooo:date-scale/>
            <chart:title svg:x="5.53cm" svg:y="7.993cm" chart:style-name="ch6">
              <text:p>Threads, image size, radius</text:p>
            </chart:title>
            <chart:categories table:cell-range-address="Sheet1.J26:Sheet1.J29"/>
          </chart:axis>
          <chart:axis chart:dimension="y" chart:name="primary-y" chart:style-name="ch7">
            <chart:title svg:x="0.451cm" svg:y="5.389cm" chart:style-name="ch8">
              <text:p>Tims (s)</text:p>
            </chart:title>
            <chart:grid chart:style-name="ch9" chart:class="major"/>
          </chart:axis>
          <chart:series chart:style-name="ch10" chart:values-cell-range-address="Sheet1.K26:Sheet1.K29" chart:label-cell-address="Sheet1.K25:Sheet1.K2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K25:Sheet1.K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=2 I=1 B=50</text:p>
                <draw:g>
                  <svg:desc>Sheet1.J26:Sheet1.J29</svg:desc>
                </draw:g>
              </table:table-cell>
              <table:table-cell office:value-type="float" office:value="1.129">
                <text:p>1.129</text:p>
                <draw:g>
                  <svg:desc>Sheet1.K26:Sheet1.K29</svg:desc>
                </draw:g>
              </table:table-cell>
            </table:table-row>
            <table:table-row>
              <table:table-cell office:value-type="string">
                <text:p>T=4 I=2 B=5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T=8 I=3 B=50</text:p>
              </table:table-cell>
              <table:table-cell office:value-type="float" office:value="1.629">
                <text:p>1.629</text:p>
              </table:table-cell>
            </table:table-row>
            <table:table-row>
              <table:table-cell office:value-type="string">
                <text:p>T=16 I=4 B=50</text:p>
              </table:table-cell>
              <table:table-cell office:value-type="float" office:value="3.14">
                <text:p>3.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38cm" svg:y="0.316cm" chart:style-name="ch2">
          <text:p>Threshold</text:p>
        </chart:title>
        <chart:legend chart:legend-position="end" svg:x="14.478cm" svg:y="4.201cm" style:legend-expansion="high" chart:style-name="ch3"/>
        <chart:plot-area chart:style-name="ch4" table:cell-range-address="Sheet1.A35:Sheet1.B40 Sheet1.B34:Sheet1.B34" chart:data-source-has-labels="both" svg:x="1.331cm" svg:y="1.635cm" svg:width="12.507cm" svg:height="6.204cm">
          <chartooo:coordinate-region svg:x="2.429cm" svg:y="1.834cm" svg:width="11.409cm" svg:height="5.358cm"/>
          <chart:axis chart:dimension="x" chart:name="primary-x" chart:style-name="ch5" chartooo:axis-type="auto">
            <chartooo:date-scale/>
            <chart:title svg:x="6.931cm" svg:y="8.019cm" chart:style-name="ch6">
              <text:p>Threads</text:p>
            </chart:title>
            <chart:categories table:cell-range-address="Sheet1.A35:Sheet1.A40"/>
          </chart:axis>
          <chart:axis chart:dimension="y" chart:name="primary-y" chart:style-name="ch7">
            <chart:title svg:x="0.451cm" svg:y="5.376cm" chart:style-name="ch8">
              <text:p>Time (s)</text:p>
            </chart:title>
            <chart:grid chart:style-name="ch9" chart:class="major"/>
          </chart:axis>
          <chart:series chart:style-name="ch10" chart:values-cell-range-address="Sheet1.B35:Sheet1.B40" chart:label-cell-address="Sheet1.B34:Sheet1.B3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34:Sheet1.B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5:Sheet1.A40</svg:desc>
                </draw:g>
              </table:table-cell>
              <table:table-cell office:value-type="float" office:value="0.0258119">
                <text:p>0.0258119</text:p>
                <draw:g>
                  <svg:desc>Sheet1.B35:Sheet1.B4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30509">
                <text:p>0.013050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793929">
                <text:p>0.0079392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436211">
                <text:p>0.0043621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240389">
                <text:p>0.00240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38cm" svg:y="0.316cm" chart:style-name="ch2">
          <text:p>Threshold</text:p>
        </chart:title>
        <chart:legend chart:legend-position="end" svg:x="14.478cm" svg:y="4.201cm" style:legend-expansion="high" chart:style-name="ch3"/>
        <chart:plot-area chart:style-name="ch4" table:cell-range-address="Sheet1.D35:Sheet1.E38 Sheet1.E34:Sheet1.E34" chart:data-source-has-labels="both" svg:x="1.331cm" svg:y="1.635cm" svg:width="12.507cm" svg:height="6.204cm">
          <chartooo:coordinate-region svg:x="2.429cm" svg:y="1.834cm" svg:width="11.409cm" svg:height="5.358cm"/>
          <chart:axis chart:dimension="x" chart:name="primary-x" chart:style-name="ch5" chartooo:axis-type="auto">
            <chartooo:date-scale/>
            <chart:title svg:x="7.09cm" svg:y="8.019cm" chart:style-name="ch6">
              <text:p>Pixels</text:p>
            </chart:title>
            <chart:categories table:cell-range-address="Sheet1.D35:Sheet1.D38"/>
          </chart:axis>
          <chart:axis chart:dimension="y" chart:name="primary-y" chart:style-name="ch7">
            <chart:title svg:x="0.451cm" svg:y="5.376cm" chart:style-name="ch8">
              <text:p>Time (s)</text:p>
            </chart:title>
            <chart:grid chart:style-name="ch9" chart:class="major"/>
          </chart:axis>
          <chart:series chart:style-name="ch10" chart:values-cell-range-address="Sheet1.E35:Sheet1.E38" chart:label-cell-address="Sheet1.E34:Sheet1.E3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E34:Sheet1.E34</svg:desc>
                </draw:g>
              </table:table-cell>
            </table:table-row>
          </table:table-header-rows>
          <table:table-rows>
            <table:table-row>
              <table:table-cell office:value-type="float" office:value="515788">
                <text:p>515790</text:p>
                <draw:g>
                  <svg:desc>Sheet1.D35:Sheet1.D38</svg:desc>
                </draw:g>
              </table:table-cell>
              <table:table-cell office:value-type="float" office:value="0.00134643">
                <text:p>0.00134643</text:p>
                <draw:g>
                  <svg:desc>Sheet1.E35:Sheet1.E38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277339">
                <text:p>0.00277339</text:p>
              </table:table-cell>
            </table:table-row>
            <table:table-row>
              <table:table-cell office:value-type="float" office:value="1920000">
                <text:p>1920000</text:p>
              </table:table-cell>
              <table:table-cell office:value-type="float" office:value="0.0049191">
                <text:p>0.0049191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0.0204225">
                <text:p>0.020422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38cm" svg:y="0.316cm" chart:style-name="ch2">
          <text:p>Threshold</text:p>
        </chart:title>
        <chart:legend chart:legend-position="end" svg:x="14.478cm" svg:y="4.201cm" style:legend-expansion="high" chart:style-name="ch3"/>
        <chart:plot-area chart:style-name="ch4" table:cell-range-address="Sheet1.G35:Sheet1.H38 Sheet1.H34:Sheet1.H34" chart:data-source-has-labels="both" svg:x="1.331cm" svg:y="1.635cm" svg:width="12.507cm" svg:height="6.204cm">
          <chartooo:coordinate-region svg:x="2.429cm" svg:y="1.834cm" svg:width="11.409cm" svg:height="5.358cm"/>
          <chart:axis chart:dimension="x" chart:name="primary-x" chart:style-name="ch5" chartooo:axis-type="auto">
            <chartooo:date-scale/>
            <chart:title svg:x="6.072cm" svg:y="8.019cm" chart:style-name="ch6">
              <text:p>Threads, image size</text:p>
            </chart:title>
            <chart:categories table:cell-range-address="Sheet1.G35:Sheet1.G38"/>
          </chart:axis>
          <chart:axis chart:dimension="y" chart:name="primary-y" chart:style-name="ch7">
            <chart:title svg:x="0.451cm" svg:y="5.376cm" chart:style-name="ch8">
              <text:p>Time (s)</text:p>
            </chart:title>
            <chart:grid chart:style-name="ch9" chart:class="major"/>
          </chart:axis>
          <chart:series chart:style-name="ch10" chart:values-cell-range-address="Sheet1.H35:Sheet1.H38" chart:label-cell-address="Sheet1.H34:Sheet1.H3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H34:Sheet1.H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=2 I=1</text:p>
                <draw:g>
                  <svg:desc>Sheet1.G35:Sheet1.G38</svg:desc>
                </draw:g>
              </table:table-cell>
              <table:table-cell office:value-type="float" office:value="0.00348221">
                <text:p>0.00348221</text:p>
                <draw:g>
                  <svg:desc>Sheet1.H35:Sheet1.H38</svg:desc>
                </draw:g>
              </table:table-cell>
            </table:table-row>
            <table:table-row>
              <table:table-cell office:value-type="string">
                <text:p>T=4 I=2</text:p>
              </table:table-cell>
              <table:table-cell office:value-type="float" office:value="0.00362514">
                <text:p>0.00362514</text:p>
              </table:table-cell>
            </table:table-row>
            <table:table-row>
              <table:table-cell office:value-type="string">
                <text:p>T=8 I=3</text:p>
              </table:table-cell>
              <table:table-cell office:value-type="float" office:value="0.00436875">
                <text:p>0.00436875</text:p>
              </table:table-cell>
            </table:table-row>
            <table:table-row>
              <table:table-cell office:value-type="string">
                <text:p>T=16 I=4</text:p>
              </table:table-cell>
              <table:table-cell office:value-type="float" office:value="0.00862182">
                <text:p>0.0086218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68cm" svg:height="5.281cm" xlink:href=".." xlink:type="simple" chart:class="chart:bar" chart:style-name="ch1">
        <chart:title svg:x="3.725cm" svg:y="-0.159cm" chart:style-name="ch2">
          <text:p>Treshold</text:p>
        </chart:title>
        <chart:plot-area chart:style-name="ch3" table:cell-range-address="Sheet1.A13:Sheet1.B18 Sheet1.B12:Sheet1.B12" chart:data-source-has-labels="both" svg:x="0.415cm" svg:y="0.418cm" svg:width="9.172cm" svg:height="4.412cm">
          <chartooo:coordinate-region svg:x="1.513cm" svg:y="0.618cm" svg:width="8.074cm" svg:height="3.565cm"/>
          <chart:axis chart:dimension="x" chart:name="primary-x" chart:style-name="ch4" chartooo:axis-type="auto">
            <chartooo:date-scale/>
            <chart:title svg:x="4.028cm" svg:y="4.816cm" chart:style-name="ch5">
              <text:p>Threads</text:p>
            </chart:title>
            <chart:categories table:cell-range-address="Sheet1.A13:Sheet1.A18"/>
          </chart:axis>
          <chart:axis chart:dimension="y" chart:name="primary-y" chart:style-name="ch6">
            <chart:title svg:x="-0.111cm" svg:y="3.264cm" chart:style-name="ch7">
              <text:p>Time (s)</text:p>
            </chart:title>
            <chart:grid chart:style-name="ch8" chart:class="major"/>
          </chart:axis>
          <chart:series chart:style-name="ch9" chart:values-cell-range-address="Sheet1.B13:Sheet1.B18" chart:label-cell-address="Sheet1.B12:Sheet1.B1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12:Sheet1.B1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3:Sheet1.A18</svg:desc>
                </draw:g>
              </table:table-cell>
              <table:table-cell office:value-type="float" office:value="0.0193206">
                <text:p>0.0193206</text:p>
                <draw:g>
                  <svg:desc>Sheet1.B13:Sheet1.B1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07289">
                <text:p>0.010728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6587">
                <text:p>0.00658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6325">
                <text:p>0.0063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33007">
                <text:p>0.033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92cm" svg:height="5.733cm" xlink:href=".." xlink:type="simple" chart:class="chart:bar" chart:style-name="ch1">
        <chart:title svg:x="4.558cm" svg:y="-0.14cm" chart:style-name="ch2">
          <text:p>Blur</text:p>
        </chart:title>
        <chart:plot-area chart:style-name="ch3" table:cell-range-address="Sheet1.G3:Sheet1.H7" chart:data-source-has-labels="both" svg:x="0.522cm" svg:y="0.281cm" svg:width="9.25cm" svg:height="5.114cm">
          <chartooo:coordinate-region svg:x="1.249cm" svg:y="0.493cm" svg:width="8.523cm" svg:height="4.229cm"/>
          <chart:axis chart:dimension="x" chart:name="primary-x" chart:style-name="ch4" chartooo:axis-type="auto">
            <chartooo:date-scale/>
            <chart:title svg:x="4.668cm" svg:y="5.253cm" chart:style-name="ch5">
              <text:p>Radius</text:p>
            </chart:title>
            <chart:categories table:cell-range-address="Sheet1.G4:Sheet1.G7"/>
          </chart:axis>
          <chart:axis chart:dimension="y" chart:name="primary-y" chart:style-name="ch6">
            <chart:title svg:x="-0.106cm" svg:y="3.521cm" chart:style-name="ch7">
              <text:p>Time (s)</text:p>
            </chart:title>
            <chart:grid chart:style-name="ch8" chart:class="major"/>
          </chart:axis>
          <chart:series chart:style-name="ch9" chart:values-cell-range-address="Sheet1.H4:Sheet1.H7" chart:label-cell-address="Sheet1.H3:Sheet1.H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0</text:p>
                <draw:g>
                  <svg:desc>Sheet1.G4:Sheet1.G7</svg:desc>
                </draw:g>
              </table:table-cell>
              <table:table-cell office:value-type="float" office:value="0.066">
                <text:p>0.066</text:p>
                <draw:g>
                  <svg:desc>Sheet1.H4:Sheet1.H7</svg:desc>
                </draw:g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298">
                <text:p>2.2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46cm" svg:height="5.681cm" xlink:href=".." xlink:type="simple" chart:class="chart:bar" chart:style-name="ch1">
        <chart:title svg:x="5.957cm" svg:y="-0.142cm" chart:style-name="ch2">
          <text:p>Blur</text:p>
        </chart:title>
        <chart:plot-area chart:style-name="ch3" table:cell-range-address="Sheet1.J3:Sheet1.K7" chart:data-source-has-labels="both" svg:x="0.678cm" svg:y="0.372cm" svg:width="11.784cm" svg:height="5.269cm">
          <chartooo:coordinate-region svg:x="1.405cm" svg:y="0.585cm" svg:width="11.057cm" svg:height="4.383cm"/>
          <chart:axis chart:dimension="x" chart:name="primary-x" chart:style-name="ch4" chartooo:axis-type="auto">
            <chartooo:date-scale/>
            <chart:categories table:cell-range-address="Sheet1.J4:Sheet1.J7"/>
          </chart:axis>
          <chart:axis chart:dimension="y" chart:name="primary-y" chart:style-name="ch5">
            <chart:title svg:x="-0.057cm" svg:y="3.813cm" chart:style-name="ch6">
              <text:p>Time (s)</text:p>
            </chart:title>
            <chart:grid chart:style-name="ch7" chart:class="major"/>
          </chart:axis>
          <chart:series chart:style-name="ch8" chart:values-cell-range-address="Sheet1.K4:Sheet1.K7" chart:label-cell-address="Sheet1.K3:Sheet1.K3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K3:Sheet1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=2 I=1 B=50</text:p>
                <draw:g>
                  <svg:desc>Sheet1.J4:Sheet1.J7</svg:desc>
                </draw:g>
              </table:table-cell>
              <table:table-cell office:value-type="float" office:value="0.193">
                <text:p>0.193</text:p>
                <draw:g>
                  <svg:desc>Sheet1.K4:Sheet1.K7</svg:desc>
                </draw:g>
              </table:table-cell>
            </table:table-row>
            <table:table-row>
              <table:table-cell office:value-type="string">
                <text:p>T=4 I=2 B=5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T=8 I=3 B=50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T=16 I=4 B=50</text:p>
              </table:table-cell>
              <table:table-cell office:value-type="float" office:value="0.607">
                <text:p>0.6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7cm" svg:height="5.629cm" xlink:href=".." xlink:type="simple" chart:class="chart:bar" chart:style-name="ch1">
        <chart:title svg:x="4.647cm" svg:y="0.001cm" chart:style-name="ch2">
          <text:p>Blur</text:p>
        </chart:title>
        <chart:plot-area chart:style-name="ch3" table:cell-range-address="Sheet1.A3:Sheet1.B9" chart:data-source-has-labels="both" svg:x="0.744cm" svg:y="0.624cm" svg:width="8.91cm" svg:height="4.481cm">
          <chartooo:coordinate-region svg:x="1.471cm" svg:y="0.836cm" svg:width="8.183cm" svg:height="3.596cm"/>
          <chart:axis chart:dimension="x" chart:name="primary-x" chart:style-name="ch4" chartooo:axis-type="auto">
            <chartooo:date-scale/>
            <chart:title svg:x="4.394cm" svg:y="5.042cm" chart:style-name="ch5">
              <text:p>Threads</text:p>
            </chart:title>
            <chart:categories table:cell-range-address="Sheet1.A4:Sheet1.A9"/>
          </chart:axis>
          <chart:axis chart:dimension="y" chart:name="primary-y" chart:style-name="ch6">
            <chart:title svg:x="0.001cm" svg:y="3.628cm" chart:style-name="ch7">
              <text:p>Time (s)</text:p>
            </chart:title>
            <chart:grid chart:style-name="ch8" chart:class="major"/>
          </chart:axis>
          <chart:series chart:style-name="ch9" chart:values-cell-range-address="Sheet1.B4:Sheet1.B9" chart:label-cell-address="Sheet1.B3:Sheet1.B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4:Sheet1.A9</svg:desc>
                </draw:g>
              </table:table-cell>
              <table:table-cell office:value-type="float" office:value="1.398">
                <text:p>1.398</text:p>
                <draw:g>
                  <svg:desc>Sheet1.B4:Sheet1.B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3">
                <text:p>0.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96cm" svg:height="5.158cm" xlink:href=".." xlink:type="simple" chart:class="chart:bar" chart:style-name="ch1">
        <chart:title svg:x="3.564cm" svg:y="0.002cm" chart:style-name="ch2">
          <text:p>Threshold</text:p>
        </chart:title>
        <chart:plot-area chart:style-name="ch3" table:cell-range-address="Sheet1.D13:Sheet1.E16 Sheet1.E12:Sheet1.E12" chart:data-source-has-labels="both" svg:x="0.671cm" svg:y="0.581cm" svg:width="8.827cm" svg:height="3.946cm">
          <chartooo:coordinate-region svg:x="1.583cm" svg:y="0.78cm" svg:width="7.915cm" svg:height="3.1cm"/>
          <chart:axis chart:dimension="x" chart:name="primary-x" chart:style-name="ch4" chartooo:axis-type="auto">
            <chartooo:date-scale/>
            <chart:title svg:x="4.818cm" svg:y="4.571cm" chart:style-name="ch5">
              <text:p>Pixels</text:p>
            </chart:title>
            <chart:categories table:cell-range-address="Sheet1.D13:Sheet1.D16"/>
          </chart:axis>
          <chart:axis chart:dimension="y" chart:name="primary-y" chart:style-name="ch6">
            <chart:title svg:x="0.001cm" svg:y="3.297cm" chart:style-name="ch7">
              <text:p>Time (s)</text:p>
            </chart:title>
            <chart:grid chart:style-name="ch8" chart:class="major"/>
          </chart:axis>
          <chart:series chart:style-name="ch9" chart:values-cell-range-address="Sheet1.E13:Sheet1.E16" chart:label-cell-address="Sheet1.E12:Sheet1.E1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E12:Sheet1.E12</svg:desc>
                </draw:g>
              </table:table-cell>
            </table:table-row>
          </table:table-header-rows>
          <table:table-rows>
            <table:table-row>
              <table:table-cell office:value-type="float" office:value="515788">
                <text:p>515790</text:p>
                <draw:g>
                  <svg:desc>Sheet1.D13:Sheet1.D16</svg:desc>
                </draw:g>
              </table:table-cell>
              <table:table-cell office:value-type="float" office:value="0.0023445">
                <text:p>0.0023445</text:p>
                <draw:g>
                  <svg:desc>Sheet1.E13:Sheet1.E16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389667">
                <text:p>0.00389667</text:p>
              </table:table-cell>
            </table:table-row>
            <table:table-row>
              <table:table-cell office:value-type="float" office:value="1920000">
                <text:p>1920000</text:p>
              </table:table-cell>
              <table:table-cell office:value-type="float" office:value="0.0068395">
                <text:p>0.0068395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0.0375821">
                <text:p>0.03758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82cm" svg:height="5.014cm" xlink:href=".." xlink:type="simple" chart:class="chart:bar" chart:style-name="ch1">
        <chart:title svg:x="5.669cm" svg:y="-0.006cm" chart:style-name="ch2">
          <text:p>Threshold</text:p>
        </chart:title>
        <chart:plot-area chart:style-name="ch3" table:cell-range-address="Sheet1.G13:Sheet1.H16 Sheet1.H12:Sheet1.H12" chart:data-source-has-labels="both" svg:x="2.17cm" svg:y="0.557cm" svg:width="10.035cm" svg:height="4.106cm">
          <chartooo:coordinate-region svg:x="3.268cm" svg:y="0.757cm" svg:width="8.937cm" svg:height="3.259cm"/>
          <chart:axis chart:dimension="x" chart:name="primary-x" chart:style-name="ch4" chartooo:axis-type="text">
            <chart:categories table:cell-range-address="Sheet1.G13:Sheet1.G16"/>
          </chart:axis>
          <chart:axis chart:dimension="y" chart:name="primary-y" chart:style-name="ch5">
            <chart:title svg:x="0.137cm" svg:y="3.4cm" chart:style-name="ch6">
              <text:p>Time (s)</text:p>
            </chart:title>
            <chart:grid chart:style-name="ch7" chart:class="major"/>
          </chart:axis>
          <chart:series chart:style-name="ch8" chart:values-cell-range-address="Sheet1.H13:Sheet1.H16" chart:label-cell-address="Sheet1.H12:Sheet1.H1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H12:Sheet1.H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=2 I=1</text:p>
                <draw:g>
                  <svg:desc>Sheet1.G13:Sheet1.G16</svg:desc>
                </draw:g>
              </table:table-cell>
              <table:table-cell office:value-type="float" office:value="0.00385612">
                <text:p>0.00385612</text:p>
                <draw:g>
                  <svg:desc>Sheet1.H13:Sheet1.H16</svg:desc>
                </draw:g>
              </table:table-cell>
            </table:table-row>
            <table:table-row>
              <table:table-cell office:value-type="string">
                <text:p>T=4 I=2</text:p>
              </table:table-cell>
              <table:table-cell office:value-type="float" office:value="0.0040474">
                <text:p>0.0040474</text:p>
              </table:table-cell>
            </table:table-row>
            <table:table-row>
              <table:table-cell office:value-type="string">
                <text:p>T=8 I=3</text:p>
              </table:table-cell>
              <table:table-cell office:value-type="float" office:value="0.005692">
                <text:p>0.005692</text:p>
              </table:table-cell>
            </table:table-row>
            <table:table-row>
              <table:table-cell office:value-type="string">
                <text:p>T=16 I=4</text:p>
              </table:table-cell>
              <table:table-cell office:value-type="float" office:value="0.0331243">
                <text:p>0.033124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33cm" svg:y="0.316cm" chart:style-name="ch2">
          <text:p>Blur</text:p>
        </chart:title>
        <chart:legend chart:legend-position="end" svg:x="14.504cm" svg:y="4.188cm" style:legend-expansion="high" chart:style-name="ch3"/>
        <chart:plot-area chart:style-name="ch4" table:cell-range-address="Sheet1.A25:Sheet1.B30" chart:data-source-has-labels="both" svg:x="1.358cm" svg:y="1.635cm" svg:width="12.506cm" svg:height="6.177cm">
          <chartooo:coordinate-region svg:x="1.794cm" svg:y="1.847cm" svg:width="12.07cm" svg:height="5.292cm"/>
          <chart:axis chart:dimension="x" chart:name="primary-x" chart:style-name="ch5" chartooo:axis-type="auto">
            <chartooo:date-scale/>
            <chart:title svg:x="6.945cm" svg:y="7.993cm" chart:style-name="ch6">
              <text:p>Threads</text:p>
            </chart:title>
            <chart:categories table:cell-range-address="Sheet1.A26:Sheet1.A30"/>
          </chart:axis>
          <chart:axis chart:dimension="y" chart:name="primary-y" chart:style-name="ch7">
            <chart:title svg:x="0.451cm" svg:y="5.389cm" chart:style-name="ch8">
              <text:p>Time (s)</text:p>
            </chart:title>
            <chart:grid chart:style-name="ch9" chart:class="major"/>
          </chart:axis>
          <chart:series chart:style-name="ch10" chart:values-cell-range-address="Sheet1.B26:Sheet1.B30" chart:label-cell-address="Sheet1.B25:Sheet1.B2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25:Sheet1.B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26:Sheet1.A30</svg:desc>
                </draw:g>
              </table:table-cell>
              <table:table-cell office:value-type="float" office:value="8.296">
                <text:p>8.296</text:p>
                <draw:g>
                  <svg:desc>Sheet1.B26:Sheet1.B3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464">
                <text:p>2.46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864">
                <text:p>1.8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246">
                <text:p>1.24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33cm" svg:y="0.316cm" chart:style-name="ch2">
          <text:p>Blur</text:p>
        </chart:title>
        <chart:legend chart:legend-position="end" svg:x="14.504cm" svg:y="4.188cm" style:legend-expansion="high" chart:style-name="ch3"/>
        <chart:plot-area chart:style-name="ch4" table:cell-range-address="Sheet1.D25:Sheet1.E29" chart:data-source-has-labels="both" svg:x="1.358cm" svg:y="1.635cm" svg:width="12.506cm" svg:height="6.177cm">
          <chartooo:coordinate-region svg:x="1.794cm" svg:y="1.847cm" svg:width="12.07cm" svg:height="5.292cm"/>
          <chart:axis chart:dimension="x" chart:name="primary-x" chart:style-name="ch5" chartooo:axis-type="auto">
            <chartooo:date-scale/>
            <chart:title svg:x="7.117cm" svg:y="7.993cm" chart:style-name="ch6">
              <text:p>Pixels</text:p>
            </chart:title>
            <chart:categories table:cell-range-address="Sheet1.D26:Sheet1.D29"/>
          </chart:axis>
          <chart:axis chart:dimension="y" chart:name="primary-y" chart:style-name="ch7">
            <chart:title svg:x="0.451cm" svg:y="5.389cm" chart:style-name="ch8">
              <text:p>Time (s)</text:p>
            </chart:title>
            <chart:grid chart:style-name="ch9" chart:class="major"/>
          </chart:axis>
          <chart:series chart:style-name="ch10" chart:values-cell-range-address="Sheet1.E26:Sheet1.E29" chart:label-cell-address="Sheet1.E25:Sheet1.E2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E25:Sheet1.E25</svg:desc>
                </draw:g>
              </table:table-cell>
            </table:table-row>
          </table:table-header-rows>
          <table:table-rows>
            <table:table-row>
              <table:table-cell office:value-type="float" office:value="515788">
                <text:p>515790</text:p>
                <draw:g>
                  <svg:desc>Sheet1.D26:Sheet1.D29</svg:desc>
                </draw:g>
              </table:table-cell>
              <table:table-cell office:value-type="float" office:value="0.421">
                <text:p>0.421</text:p>
                <draw:g>
                  <svg:desc>Sheet1.E26:Sheet1.E29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float" office:value="1920000">
                <text:p>1920000</text:p>
              </table:table-cell>
              <table:table-cell office:value-type="float" office:value="1.392">
                <text:p>1.392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5.714">
                <text:p>5.7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